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67cm" fo:margin-left="0cm" fo:margin-right="0.499cm" fo:break-before="page" table:align="margins"/>
    </style:style>
    <style:style style:name="Table1.A" style:family="table-column">
      <style:table-column-properties style:column-width="3.688cm" style:rel-column-width="13453*"/>
    </style:style>
    <style:style style:name="Table1.B" style:family="table-column">
      <style:table-column-properties style:column-width="3.21cm" style:rel-column-width="11709*"/>
    </style:style>
    <style:style style:name="Table1.C" style:family="table-column">
      <style:table-column-properties style:column-width="2.591cm" style:rel-column-width="9451*"/>
    </style:style>
    <style:style style:name="Table1.D" style:family="table-column">
      <style:table-column-properties style:column-width="2.115cm" style:rel-column-width="7714*"/>
    </style:style>
    <style:style style:name="Table1.E" style:family="table-column">
      <style:table-column-properties style:column-width="1.602cm" style:rel-column-width="5841*"/>
    </style:style>
    <style:style style:name="Table1.F" style:family="table-column">
      <style:table-column-properties style:column-width="4.761cm" style:rel-column-width="17367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.993cm" fo:margin-left="0cm" fo:margin-right="-0.026cm" fo:break-before="page" table:align="margins"/>
    </style:style>
    <style:style style:name="Table2.A" style:family="table-column">
      <style:table-column-properties style:column-width="17.993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.127cm" fo:margin-top="0cm" fo:margin-bottom="0.349cm" style:contextual-spacing="false" fo:line-height="135%" fo:text-indent="0cm" style:auto-text-indent="false" style:shadow="none"/>
    </style:style>
    <style:style style:name="P3" style:family="paragraph" style:parent-style-name="Standard">
      <style:text-properties style:font-name="DejaVu Sans Condensed"/>
    </style:style>
    <style:style style:name="P4" style:family="paragraph" style:parent-style-name="Text_20_body">
      <style:paragraph-properties fo:margin-top="0cm" fo:margin-bottom="0.349cm" style:contextual-spacing="false" fo:line-height="135%" style:shadow="none"/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P5" style:family="paragraph" style:parent-style-name="Heading">
      <style:text-properties fo:color="#000000" style:font-name="DejaVu Sans Condensed" fo:font-weight="bold" style:font-name-asian="Microsoft YaHei" style:font-name-complex="Mangal"/>
    </style:style>
    <style:style style:name="P6" style:family="paragraph" style:parent-style-name="Table_20_Contents">
      <style:text-properties style:font-name="DejaVu Sans Condensed"/>
    </style:style>
    <style:style style:name="P7" style:family="paragraph" style:parent-style-name="Table_20_Contents">
      <style:paragraph-properties fo:text-align="center" style:justify-single-word="false"/>
      <style:text-properties style:font-name="DejaVu Sans Condensed" fo:font-size="14pt" fo:font-style="normal" style:font-size-asian="14pt" style:font-style-asian="normal" style:font-size-complex="14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9" style:family="paragraph" style:parent-style-name="Table_20_Contents">
      <style:paragraph-properties fo:text-align="end" style:justify-single-word="false"/>
      <style:text-properties style:font-name="DejaVu Sans Condensed" fo:font-weight="normal" style:font-weight-asian="normal" style:font-weight-complex="normal"/>
    </style:style>
    <style:style style:name="P10" style:family="paragraph" style:parent-style-name="Table_20_Contents">
      <style:paragraph-properties fo:margin-left="0cm" fo:margin-right="0.131cm" fo:margin-top="0cm" fo:margin-bottom="0cm" style:contextual-spacing="false" fo:text-align="end" style:justify-single-word="false" fo:text-indent="0cm" style:auto-text-indent="false"/>
      <style:text-properties fo:color="#666666" style:font-name="DejaVu Sans Condensed"/>
    </style:style>
    <style:style style:name="P11" style:family="paragraph" style:parent-style-name="Table_20_Contents">
      <style:paragraph-properties fo:margin-left="0cm" fo:margin-right="0.131cm" fo:margin-top="0cm" fo:margin-bottom="0.131cm" style:contextual-spacing="false" fo:text-align="start" style:justify-single-word="false" fo:text-indent="0cm" style:auto-text-indent="false"/>
      <style:text-properties style:use-window-font-color="true" style:font-name="DejaVu Sans Condensed" fo:font-style="italic" style:font-style-asian="italic" style:font-style-complex="italic"/>
    </style:style>
    <style:style style:name="P12" style:family="paragraph" style:parent-style-name="Table_20_Contents">
      <style:paragraph-properties fo:margin-top="0.131cm" fo:margin-bottom="0cm" style:contextual-spacing="false"/>
      <style:text-properties style:font-name="DejaVu Sans Condensed"/>
    </style:style>
    <style:style style:name="P13" style:family="paragraph" style:parent-style-name="Table_20_Contents">
      <style:paragraph-properties fo:margin-top="0.131cm" fo:margin-bottom="0cm" style:contextual-spacing="false" fo:text-align="center" style:justify-single-word="false"/>
      <style:text-properties style:font-name="DejaVu Sans Condensed"/>
    </style:style>
    <style:style style:name="P14" style:family="paragraph" style:parent-style-name="Table_20_Contents">
      <style:paragraph-properties fo:margin-top="0.131cm" fo:margin-bottom="0cm" style:contextual-spacing="false" fo:text-align="end" style:justify-single-word="false"/>
      <style:text-properties style:font-name="DejaVu Sans Condensed"/>
    </style:style>
    <style:style style:name="P15" style:family="paragraph" style:parent-style-name="Table_20_Contents">
      <style:paragraph-properties fo:margin-top="0.131cm" fo:margin-bottom="0.3cm" style:contextual-spacing="false" fo:text-align="center" style:justify-single-word="false"/>
      <style:text-properties style:font-name="DejaVu Sans Condensed" fo:font-size="14pt" fo:font-style="normal" style:font-size-asian="14pt" style:font-style-asian="normal" style:font-size-complex="14pt" style:font-style-complex="normal"/>
    </style:style>
    <style:style style:name="P16" style:family="paragraph" style:parent-style-name="Table_20_Contents">
      <style:paragraph-properties fo:margin-top="0cm" fo:margin-bottom="0.131cm" style:contextual-spacing="false" fo:text-align="end" style:justify-single-word="false"/>
      <style:text-properties fo:color="#666666" style:font-name="DejaVu Sans Condensed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17" style:family="paragraph" style:parent-style-name="Table_20_Contents">
      <style:paragraph-properties fo:margin-top="0cm" fo:margin-bottom="0cm" style:contextual-spacing="false" fo:text-align="end" style:justify-single-word="false"/>
      <style:text-properties fo:color="#666666" style:font-name="DejaVu Sans Condensed"/>
    </style:style>
    <style:style style:name="P18" style:family="paragraph" style:parent-style-name="Table_20_Contents">
      <style:paragraph-properties fo:margin-left="0cm" fo:margin-right="0cm" fo:margin-top="0.131cm" fo:margin-bottom="0cm" style:contextual-spacing="false" fo:text-align="start" style:justify-single-word="false" fo:text-indent="0cm" style:auto-text-indent="false"/>
      <style:text-properties style:use-window-font-color="true" style:font-name="DejaVu Sans Condensed" fo:font-weight="normal" style:font-weight-asian="normal" style:font-weight-complex="normal"/>
    </style:style>
    <style:style style:name="P19" style:family="paragraph" style:parent-style-name="Table_20_Contents">
      <style:paragraph-properties fo:margin-top="0.131cm" fo:margin-bottom="0.199cm" style:contextual-spacing="false"/>
      <style:text-properties style:font-name="DejaVu Sans Condensed"/>
    </style:style>
    <style:style style:name="P20" style:family="paragraph" style:parent-style-name="Heading_20_3">
      <style:text-properties style:font-name="DejaVu Sans Condensed"/>
    </style:style>
    <style:style style:name="P21" style:family="paragraph" style:parent-style-name="Heading_20_3">
      <style:paragraph-properties fo:margin-top="0.127cm" fo:margin-bottom="0.127cm" style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DejaVu Sans Condensed"/>
    </style:style>
    <style:style style:name="P22" style:family="paragraph" style:parent-style-name="Heading_20_4">
      <style:paragraph-properties fo:margin-left="0.3cm" fo:margin-right="0.101cm" fo:margin-top="0.131cm" fo:margin-bottom="0cm" style:contextual-spacing="false" fo:line-height="100%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DejaVu Sans Condensed"/>
    </style:style>
    <style:style style:name="P23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DejaVu Sans Condense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24" style:family="paragraph" style:parent-style-name="Heading_20_2">
      <style:text-properties style:font-name="DejaVu Sans Condensed"/>
    </style:style>
    <style:style style:name="P25" style:family="paragraph" style:parent-style-name="Heading_20_2">
      <style:paragraph-properties fo:margin-left="0.127cm" fo:margin-right="0.127cm" fo:margin-top="0.127cm" fo:margin-bottom="0.127cm" style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DejaVu Sans Condensed"/>
    </style:style>
    <style:style style:name="P26" style:family="paragraph" style:parent-style-name="Table_20_Contents" style:list-style-name="L1">
      <style:paragraph-properties fo:text-align="center" style:justify-single-word="false"/>
      <style:text-properties style:font-name="DejaVu Sans Condensed"/>
    </style:style>
    <style:style style:name="P27" style:family="paragraph" style:parent-style-name="Table_20_Contents" style:list-style-name="L2">
      <style:paragraph-properties fo:text-align="center" style:justify-single-word="false"/>
      <style:text-properties style:font-name="DejaVu Sans Condensed"/>
    </style:style>
    <style:style style:name="P28" style:family="paragraph" style:parent-style-name="Table_20_Contents">
      <style:text-properties style:font-name="DejaVu Sans Condense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5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6" style:family="text">
      <style:text-properties style:font-name="DejaVu Sans Condensed"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officeooo:rsid="01027236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Route des Landes<text:line-break/>03430 Cosne d'Allier<text:line-break/>FRANCE</text:p>
          </table:table-cell>
          <table:table-cell table:style-name="Table1.A1" table:number-columns-spanned="4" office:value-type="string">
            <text:p text:style-name="P5">Maxime MÉLOUX</text:p>
          </table:table-cell>
          <table:covered-table-cell/>
          <table:covered-table-cell/>
          <table:covered-table-cell/>
          <table:table-cell table:style-name="Table1.A1" office:value-type="string">
            <text:p text:style-name="P2"><text:span text:style-name="T2">(+33) 7 50 35 22 62 [France]<text:line-break/></text:span><text:a xlink:type="simple" xlink:href="mailto:maxime.meloux@gmail.com" text:style-name="Internet_20_link" text:visited-style-name="Visited_20_Internet_20_Link"><text:span text:style-name="T6">maxime.meloux@gmail.com</text:span></text:a><text:span text:style-name="T6"><text:line-break/>Skype : maxime.meloux</text:span></text:p>
          </table:table-cell>
        </table:table-row>
        <table:table-row>
          <table:table-cell table:style-name="Table1.A1" table:number-columns-spanned="6" office:value-type="string">
            <text:p text:style-name="P7">Master of Science in Engineering (School : Ensimag)</text:p>
            <text:p text:style-name="P15">Engineer in Mathematical Modelling, Vision, Graphics &amp; Simulation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P25" text:outline-level="2">+ PERSONALITY</text:h>
                </table:table-cell>
              </table:table-row>
              <table:table-row>
                <table:table-cell table:style-name="Table2.A1" office:value-type="string">
                  <text:h text:style-name="P22" text:outline-level="4"><text:span text:style-name="T1">Skilled French student expecting to graduate in 2017 with a </text:span><text:span text:style-name="T3">Master of Science</text:span><text:span text:style-name="T1"> in Applied Mathematics and Computer Science from a </text:span><text:span text:style-name="T3">prestigious French school</text:span><text:span text:style-name="T1"> seeking a </text:span><text:span text:style-name="T3">summer internship</text:span><text:span text:style-name="T1"> (8 − 13 weeks) in an IT company, where I can use my extensive skills in development. In-depth</text:span><text:span text:style-name="T3"> problem-solving and analytic abilities</text:span><text:span text:style-name="T1">, </text:span><text:span text:style-name="T3">fast learning</text:span><text:span text:style-name="T1"> and broad range of interests which allow me to have a comprehensive view of a problem, and enable me to work in a fast-paced environment. Highly qualified in positions requiring teamwork, with great </text:span><text:span text:style-name="T3">interpersonal communication skills</text:span><text:span text:style-name="T1">. Ambitious and innovative person, willing to put my skills to a practical use and embrace new challenges.<text:line-break/></text:span></text:h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4" text:outline-level="2">+ WORK EXPERIENC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JANUARY 2016<text:line-break/>(4 weeks)</text:h>
          </table:table-cell>
          <table:table-cell table:style-name="Table1.A1" table:number-columns-spanned="5" office:value-type="string">
            <text:p text:style-name="P6"><text:span text:style-name="T3">School project : </text:span><text:span text:style-name="T1">In teams of 5, r</text:span>ealized a full compiler written in Java for the object-oriented Deca (simplified Java) language, from the source code to the assembly languag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JUNE 2015<text:line-break/>(3 weeks)</text:h>
          </table:table-cell>
          <table:table-cell table:style-name="Table1.A1" table:number-columns-spanned="5" office:value-type="string">
            <text:p text:style-name="P6"><text:span text:style-name="T3">School project : </text:span><text:span text:style-name="T1">Led a</text:span> group of three students during the creation of a C library to create and manage graphical interfac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4" text:outline-level="2">+ EDUCATIO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Sep 2014 ─ 2017 (expected)</text:h>
          </table:table-cell>
          <table:table-cell table:style-name="Table1.A1" table:number-columns-spanned="2" office:value-type="string">
            <text:p text:style-name="P12"><text:span text:style-name="T3">Master of Science in Engineering :</text:span><text:span text:style-name="T1"><text:line-break/></text:span><text:span text:style-name="T8">Modelling, Graphics</text:span><text:span text:style-name="T1"> &amp; Simulation<text:line-break/>→ </text:span><text:span text:style-name="T7">Several other major school projects,</text:span></text:p>
          </table:table-cell>
          <table:covered-table-cell/>
          <table:table-cell table:style-name="Table1.A1" table:number-columns-spanned="3" office:value-type="string">
            <text:p text:style-name="P18">Computer Science &amp; Applied Mathematics, option Vision,</text:p>
            <text:p text:style-name="P10">Ensimag / St-Martin d'Hères (Grenoble, FRANCE)</text:p>
            <text:p text:style-name="P11">in Java, C, C++, Matlab, Ada...</text:p>
          </table:table-cell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Sep 2012 ─ Jun 2014</text:h>
          </table:table-cell>
          <table:table-cell table:style-name="Table1.A1" table:number-columns-spanned="5" office:value-type="string">
            <text:p text:style-name="P12"><text:span text:style-name="T3">MP Preparatory classes to higher schools </text:span><text:span text:style-name="T1">(mathematics/physics) </text:span><text:span text:style-name="T4">– Computer Science option</text:span></text:p>
            <text:p text:style-name="P16">Lycée Blaise Pascal / Clermont-Ferrand (FRANC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Sep 2009 ─ Jun 2012<text:line-break/></text:h>
          </table:table-cell>
          <table:table-cell table:style-name="Table1.A1" table:number-columns-spanned="5" office:value-type="string">
            <text:p text:style-name="P12"><text:span text:style-name="T3">Scientific baccalauréat (French A-levels)</text:span> <text:span text:style-name="T1">– European section (English)</text:span></text:p>
            <text:p text:style-name="P17">Lycée St-Jacques de Compostelle / Le Puy-en-Velay (FRANC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4" text:outline-level="2">+ LANGUAG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2"><text:span text:style-name="T3">French </text:span><text:span text:style-name="T1">(Native C2 level)</text:span></text:p>
            <text:p text:style-name="P19"><text:span text:style-name="T3">English </text:span><text:span text:style-name="T1">(C1 – C2, TOEIC 985/990, B2 in 2013)</text:span></text:p>
          </table:table-cell>
          <table:covered-table-cell/>
          <table:table-cell table:style-name="Table1.A1" table:number-columns-spanned="2" office:value-type="string">
            <text:p text:style-name="P13"><text:span text:style-name="T3">German</text:span><text:span text:style-name="T1"> (B1 – B2)</text:span></text:p>
            <text:p text:style-name="P8"><text:span text:style-name="T3">Spanish</text:span><text:span text:style-name="T1"> (Notions)</text:span></text:p>
          </table:table-cell>
          <table:covered-table-cell/>
          <table:table-cell table:style-name="Table1.A1" table:number-columns-spanned="2" office:value-type="string">
            <text:p text:style-name="P14"><text:span text:style-name="T3">Polish</text:span><text:span text:style-name="T1"> (Notions)</text:span></text:p>
            <text:p text:style-name="P9">Knowledge of cyrillic script</text:p>
          </table:table-cell>
          <table:covered-table-cell/>
        </table:table-row>
        <table:table-row>
          <table:table-cell table:style-name="Table1.A1" table:number-columns-spanned="6" office:value-type="string">
            <text:h text:style-name="P24" text:outline-level="2">+ CORE STUDIES (PARTIAL LIST)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Applied Mathematics<text:line-break/></text:h>
            <text:h text:style-name="P20" text:outline-level="3">Computer Science<text:line-break/><text:line-break/>Other</text:h>
          </table:table-cell>
          <table:table-cell table:style-name="Table1.A1" table:number-columns-spanned="5" office:value-type="string">
            <text:list xml:id="list5769042076990511776" text:style-name="L1">
              <text:list-header>
                <text:p text:style-name="P26">Numerical optimization · Operations Research &amp; Combinatorial Optimization · Numerical data management · Probabilistic models for learning · Computer aided geometric design · 3D Graphics</text:p>
                <text:p text:style-name="P26">Compilation · Algorithms &amp; Discrete Optimization · Hardware Architecture · Databases · Object-Oriented Programming · Software Engineering · Networks &amp; Telecommunications</text:p>
              </text:list-header>
            </text:list>
            <text:list xml:id="list3608543447096033803" text:style-name="L2">
              <text:list-header>
                <text:p text:style-name="P27">General Economics · Business Management · Project Management · Strategy &amp; Marketing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4" text:outline-level="2">+ TECHNICAL SKILL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Programming &amp; Web languages</text:h>
          </table:table-cell>
          <table:table-cell table:style-name="Table1.A1" table:number-columns-spanned="5" office:value-type="string">
            <text:p text:style-name="P6"><text:span text:style-name="T3">C/C++, Java, Bash, OpenGL, Ada, Scilab/Matlab, Latex, Caml,</text:span><text:span text:style-name="T1"><text:line-break/></text:span><text:span text:style-name="T3">HTML5/CSS3, javaScript, jQuery, MongoDB, node.js</text:span><text:span text:style-name="T1"> − basics in PHP<text:line-break/></text:span><text:span text:style-name="T3">x86/MIPS assembly, VHDL, ActionScript</text:span><text:span text:style-name="T1"> − basics in Pytho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Operating systems</text:h>
          </table:table-cell>
          <table:table-cell table:style-name="Table1.A1" table:number-columns-spanned="5" office:value-type="string">
            <text:p text:style-name="P6">Linux (Fedora, CentOS, Ubuntu), Windows 95 <text:span text:style-name="T1">−</text:span> 10, Androi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1" text:outline-level="3"><text:span text:style-name="T5">Software</text:span> &amp; libraries</text:h>
          </table:table-cell>
          <table:table-cell table:style-name="Table1.A1" table:number-columns-spanned="5" office:value-type="string">
            <text:h text:style-name="P28" text:outline-level="4">Git, Code::Blocks, Eclipse, NetBeans, Vim, Notepad++, Libre/Open/Microsoft Office<text:line-break/>GNU make, Maven, <text:s/>R, Maple, Inkscape, GIMP, Blender, SolidWorks, Qt, GNU MP, SDL, SFML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5" text:outline-level="2">+ HOBBIES AND OTHER SKILL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3" text:outline-level="4">Travelling to foreign countries (Europe : 2<text:span text:style-name="T9">1</text:span> countries visited). Also interested in many foreign languages.</text:h>
            <text:h text:style-name="P23" text:outline-level="4">Miscellaneous personal programming projects in C/C++, ActionScript, JavaScript/HTML 5/CSS 3, and node.js</text:h>
            <text:h text:style-name="P23" text:outline-level="4">Computer security awareness (exploits and defense), both from self-education and ethical hacking conferences and challenges (GreHack, root-me.org, newbiecontest.org...)</text:h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style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left="-3.701cm" fo:margin-right="-4.8cm" fo:margin-top="0cm" fo:margin-bottom="0.203cm" style:contextual-spacing="false" fo:line-height="100%" fo:text-align="center" style:justify-single-word="false" fo:text-indent="0cm" style:auto-text-indent="false" style:page-number="auto" fo:background-color="transparent" fo:padding="0cm" fo:border="none" style:shadow="none" fo:keep-with-next="always" style:join-border="true">
        <style:background-image/>
      </style:paragraph-properties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style:contextual-spacing="false" fo:line-height="100%" fo:text-align="center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style:contextual-spacing="false" fo:text-align="start" style:justify-single-word="false" fo:text-indent="0cm" style:auto-text-indent="false" style:page-number="auto" fo:background-color="transparent" fo:padding="0cm" fo:border="none" style:shadow="none" style:join-border="false">
        <style:background-image/>
      </style:paragraph-properties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style:contextual-spacing="false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31cm" fo:margin-right="0.131cm" fo:margin-top="0.127cm" fo:margin-bottom="0.127cm" style:contextual-spacing="false" fo:text-align="end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.3cm" fo:margin-right="0.101cm" fo:margin-top="0.131cm" fo:margin-bottom="0cm" style:contextual-spacing="false" fo:line-height="100%" fo:text-align="start" style:justify-single-word="false" fo:text-indent="0cm" style:auto-text-indent="false" style:page-number="auto" fo:background-color="transparent" fo:padding="0cm" fo:border="none" style:shadow="none" fo:keep-with-next="always" style:join-border="false">
        <style:tab-stops>
          <style:tab-stop style:position="0.37cm"/>
        </style:tab-stops>
        <style:background-image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.127cm" fo:margin-right="0.127cm" fo:margin-top="0.127cm" fo:margin-bottom="0.127cm" style:contextual-spacing="false" fo:line-height="100%" fo:text-align="start" style:justify-single-word="false" fo:text-indent="0cm" style:auto-text-indent="false" style:page-number="auto" style:shadow="none" text:number-lines="false" text:line-number="0"/>
      <style:text-properties fo:font-size="9pt" style:letter-kerning="false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1.191cm" svg:y="0.019cm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esume - Maxime Méloux – Page <text:page-number text:select-page="current">1</text:page-number> of <text:page-count>1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4H59M20S</meta:editing-duration>
    <meta:editing-cycles>156</meta:editing-cycles>
    <meta:generator>LibreOffice/4.2.8.2$Linux_X86_64 LibreOffice_project/420$Build-2</meta:generator>
    <dc:title>Normal</dc:title>
    <meta:initial-creator>Maxime Méloux</meta:initial-creator>
    <dc:date>2016-03-02T18:28:54.409933208</dc:date>
    <dc:creator>Maxime Meloux</dc:creator>
    <meta:printed-by>Maxime Méloux</meta:printed-by>
    <meta:print-date>2016-02-01T17:18:22.065792660</meta:print-date>
    <meta:document-statistic meta:table-count="2" meta:image-count="0" meta:object-count="0" meta:page-count="1" meta:paragraph-count="49" meta:word-count="510" meta:character-count="3461" meta:non-whitespace-character-count="2993"/>
  </office:meta>
</office:document-meta>
</file>